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h29105Tests.beanProviderWithParentContextReuse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nfiguration.defaul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Configuration.custom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